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pt" fo:country="BR" officeooo:rsid="0003a805" officeooo:paragraph-rsid="0003a805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language="pt" fo:country="BR" officeooo:rsid="0003a805" officeooo:paragraph-rsid="0003a80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fo:language="pt" fo:country="BR" fo:font-weight="bold" officeooo:rsid="0003a805" officeooo:paragraph-rsid="0003a80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pt" fo:country="BR" officeooo:rsid="0003a805" officeooo:paragraph-rsid="0003a805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pt" fo:country="BR" fo:font-weight="bold" officeooo:rsid="0007a1ab" officeooo:paragraph-rsid="0007a1a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pt" fo:country="BR" fo:font-weight="bold" officeooo:rsid="00084130" officeooo:paragraph-rsid="0008413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pt" fo:country="BR" fo:font-weight="bold" officeooo:rsid="00096ae0" officeooo:paragraph-rsid="00096ae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e237" style:font-weight-asian="bold" style:font-weight-complex="bold"/>
    </style:style>
    <style:style style:name="T3" style:family="text">
      <style:text-properties fo:font-weight="normal" officeooo:rsid="0003e237" style:font-weight-asian="normal" style:font-weight-complex="normal"/>
    </style:style>
    <style:style style:name="T4" style:family="text">
      <style:text-properties fo:font-weight="bold" officeooo:rsid="0004ab53" style:font-weight-asian="bold" style:font-weight-complex="bold"/>
    </style:style>
    <style:style style:name="T5" style:family="text">
      <style:text-properties fo:font-weight="normal" officeooo:rsid="0004ab53" style:font-weight-asian="normal" style:font-weight-complex="normal"/>
    </style:style>
    <style:style style:name="T6" style:family="text">
      <style:text-properties fo:font-weight="bold" officeooo:rsid="0005a3bc" style:font-weight-asian="bold" style:font-weight-complex="bold"/>
    </style:style>
    <style:style style:name="T7" style:family="text">
      <style:text-properties fo:font-weight="normal" officeooo:rsid="0005a3bc" style:font-weight-asian="normal" style:font-weight-complex="normal"/>
    </style:style>
    <style:style style:name="T8" style:family="text">
      <style:text-properties officeooo:rsid="0006632e"/>
    </style:style>
    <style:style style:name="T9" style:family="text">
      <style:text-properties fo:font-weight="normal" officeooo:rsid="0006632e" style:font-weight-asian="normal" style:font-weight-complex="normal"/>
    </style:style>
    <style:style style:name="T10" style:family="text">
      <style:text-properties fo:font-weight="normal" officeooo:rsid="00084130" style:font-weight-asian="normal" style:font-weight-complex="normal"/>
    </style:style>
    <style:style style:name="T11" style:family="text">
      <style:text-properties officeooo:rsid="00084130"/>
    </style:style>
    <style:style style:name="T12" style:family="text">
      <style:text-properties fo:font-weight="normal" officeooo:rsid="00091cad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Exercícios de POO-2</text:p>
      <text:p text:style-name="P2">Nome: Guilherme Victor Rodrigues de Figueirêdo</text:p>
      <text:p text:style-name="P2"/>
      <text:p text:style-name="P3">Questão 01</text:p>
      <text:p text:style-name="P4"><text:tab/><text:span text:style-name="T1">-Information Expert:</text:span> Padrão principal para a atribuição de responsabilidades</text:p>
      <text:p text:style-name="P4">Consiste basciamente em delegar a responsabilidade a classe que possui o conhecimento necessário para lidar com a tarefa;</text:p>
      <text:p text:style-name="P4"><text:tab/>-<text:span text:style-name="T2">Creator: </text:span><text:span text:style-name="T3">Padrão responsável por determinar qual classe tem a permissão de instanciar objetos de outra classe, a partir de seu conhecimento.</text:span></text:p>
      <text:p text:style-name="P4"><text:span text:style-name="T3"><text:tab/>­</text:span><text:span text:style-name="T2">-Low Coupling: </text:span><text:span text:style-name="T3">Padrão responsável por reduzir o número de dependências entre diferentes classes ao mínimo e essencial, de modo a facilitar a manutenção e reusabilidade.</text:span></text:p>
      <text:p text:style-name="P4"><text:span text:style-name="T3"><text:tab/></text:span><text:span text:style-name="T2">-</text:span><text:span text:style-name="T4">High Coesion: </text:span><text:span text:style-name="T5">Consiste em simplificar a complexidade de uma classe a partir do princípio de responsabilidade única.</text:span></text:p>
      <text:p text:style-name="P4"><text:span text:style-name="T5"><text:tab/></text:span><text:span text:style-name="T4">-Controller: </text:span><text:span text:style-name="T5">Padrão responsável por capturar eventos externos a aplicação e direcioná-lo corretamente para uma classe de tratamento.</text:span></text:p>
      <text:p text:style-name="P4"><text:span text:style-name="T5"><text:tab/></text:span><text:span text:style-name="T4">-</text:span><text:span text:style-name="T6">Polimorfismo:</text:span><text:span text:style-name="T7"> Padrão responsável por definir interfaces de acesso semelhantes a diferentes classes cujo apenas o comportamento é alterado.</text:span></text:p>
      <text:p text:style-name="P3"><text:tab/>-<text:span text:style-name="T8">PureFabrication: </text:span><text:span text:style-name="T9">Esse padrão é responsável pela criação de uma classe genérica a fim de realizar operações que caso contidas em uma classe Expert causariam baixa coesão e baixo acoplamento, mas que dificultaria o reuso.</text:span></text:p>
      <text:p text:style-name="P3"><text:span text:style-name="T9"><text:tab/>­</text:span><text:span text:style-name="T8">-Indirection: </text:span><text:span text:style-name="T9">Esse padrão é responsável pela implementação de uma classe intermediária em um acoplamento entre 2 ou mais objetos.</text:span></text:p>
      <text:p text:style-name="P3"><text:span text:style-name="T9"><text:tab/></text:span><text:span text:style-name="T8">-Protected Variations: </text:span><text:span text:style-name="T9">Padrão responsável pela implementação de classes que lidam com determinadas variações, de modo a tratá-las corretamente.</text:span></text:p>
      <text:p text:style-name="P3"><text:span text:style-name="T9"/></text:p>
      <text:p text:style-name="P5"><text:span text:style-name="T8">Q</text:span>uestão 02</text:p>
      <text:p text:style-name="P5"><text:tab/><text:span text:style-name="T10">A solução B é melhor que a solução A, pois primeiramente respeita o princípio de </text:span><text:span text:style-name="T11">baixo acoplamento</text:span><text:span text:style-name="T10">, agora Conta Bancária se relaciona apenas com Cliente, que por sua vez respeita o </text:span><text:span text:style-name="T11">polimorfismo</text:span><text:span text:style-name="T10"> que, por fim, permite o surgimento do padrão </text:span><text:span text:style-name="T11">Creator </text:span><text:span text:style-name="T10"><text:s/>de forma centralizada em Cliente por exemplo.</text:span></text:p>
      <text:p text:style-name="P5"><text:span text:style-name="T10"/></text:p>
      <text:p text:style-name="P6">Questão 03</text:p>
      <text:p text:style-name="P6"><text:tab/><text:span text:style-name="T12">O padrão Creator é responsável por definir qual classe A será responsável pela instanciação de elementos de uma classe B, para isso são levados em considerações alguns pontos:</text:span></text:p>
      <text:p text:style-name="P6"><text:span text:style-name="T12"><text:tab/>- Classe A possui os atributos necessário para a inicialização da classe B;</text:span></text:p>
      <text:p text:style-name="P6"><text:span text:style-name="T12"><text:tab/>- Classe A possui muitos registros de uma classe B ( Lista );</text:span></text:p>
      <text:p text:style-name="P6"><text:span text:style-name="T12"><text:tab/>- Classe A possui relacionamento com a classe B;</text:span></text:p>
      <text:p text:style-name="P7"><text:span text:style-name="T12">N</text:span><text:span text:style-name="T13">o caso da questão 02 o Cliente pode ser responsável pela criação de Conta Bancária, pois muito dos atributos necessários para inicialização de uma conta, estarão sobre o conhecimento do Clien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3:09:54.490427012</meta:creation-date>
    <dc:date>2024-11-20T14:38:40.004479656</dc:date>
    <meta:editing-duration>PT9M59S</meta:editing-duration>
    <meta:editing-cycles>3</meta:editing-cycles>
    <meta:generator>LibreOffice/24.8.2.1$Linux_X86_64 LibreOffice_project/0f794b6e29741098670a3b95d60478a65d05ef13</meta:generator>
    <meta:print-date>2024-11-20T14:34:44.198894253</meta:print-date>
    <meta:printed-by>Arquivos PDF</meta:printed-by>
    <meta:document-statistic meta:table-count="0" meta:image-count="0" meta:object-count="0" meta:page-count="1" meta:paragraph-count="21" meta:word-count="357" meta:character-count="2350" meta:non-whitespace-character-count="2001"/>
  </office:meta>
</office:document-meta>
</file>